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7.016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6" table:formula="of:=TODAY()" office:value-type="date" office:date-value="2011-04-21">
            <text:p>04/21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2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  <text:p/>
            <text:p><text:span text:style-name="T2"># This needs to happen after all calls to all modules</text:span></text:p>
            <text:p><text:span text:style-name="T3">If saved CloseEvent &amp;&amp; send buffer is empty &amp;&amp; # outstanding == 0:</text:span></text:p>
            <text:p><text:span text:style-name="T3"><text:s/></text:span><text:span text:style-name="T3">Dispatch saved CloseEvent;</text:span></text:p>
            <text:p><text:span text:style-name="T3"><text:s/></text:span><text:span text:style-name="T3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4"><text:s/></text:span><text:span text:style-name="T4">Create Packet;</text:span></text:p>
            <text:p><text:span text:style-name="T4"><text:s/></text:span><text:span text:style-name="T4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>If Fin &amp;&amp; state == Established:</text:span></text:p>
            <text:p><text:span text:style-name="T2"><text:s/>→ </text:span><text:span text:style-name="T2">CloseWait;</text:span></text:p>
            <text:p><text:span text:style-name="T2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  <text:p><text:span text:style-name="T3"/></text:p>
            <text:p><text:span text:style-name="T3">If Fin &amp;&amp; state == FinWait1:</text:span></text:p>
            <text:p><text:span text:style-name="T3"><text:s/>→ </text:span><text:span text:style-name="T3">Closing;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ACK &amp;&amp; state == Closing:</text:span></text:p>
            <text:p><text:span text:style-name="T3"><text:s/>→ </text:span><text:span text:style-name="T3">TimeWait;</text:span></text:p>
            <text:p><text:span text:style-name="T3"/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4"><text:s/></text:span><text:span text:style-name="T4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4">if </text:span><text:span text:style-name="T3">outstanding &gt; 0 &amp;&amp; </text:span><text:span text:style-name="T4">ACK &amp;&amp; packet ack number – 1 == last sent sequence number:</text:span></text:p>
            <text:p><text:span text:style-name="T4"><text:s/></text:span><text:span text:style-name="T4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4"><text:s/></text:span><text:span text:style-name="T4">Create Packet;</text:span></text:p>
            <text:p><text:span text:style-name="T4"><text:s/></text:span><text:span text:style-name="T4">Fill in data;</text:span></text:p>
            <text:p><text:span text:style-name="T4"><text:s/></text:span><text:span text:style-name="T4">Outstanding += 1</text:span></text:p>
            <text:p><text:span text:style-name="T4"><text:s/></text:span><text:span text:style-name="T4">[SendPacket]; </text:span></text:p>
            <text:p><text:span text:style-name="T4"><text:s/></text:span><text:span text:style-name="T4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1022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table:style-name="ce4" office:value-type="string">
            <text:p>Remove socket and context from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Assumptions</text:p>
          </table:table-cell>
          <table:table-cell/>
          <table:table-cell table:style-name="ce5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1">04/21/2011</text:date>, <text:time>11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1T11:45:16</dc:date>
    <dc:creator>Randy Buck</dc:creator>
    <meta:editing-duration>PT152H18M40S</meta:editing-duration>
    <meta:editing-cycles>115</meta:editing-cycles>
    <meta:generator>OpenOffice.org/3.2$Unix OpenOffice.org_project/320m12$Build-9483</meta:generator>
    <meta:printed-by>Randy Buck</meta:printed-by>
    <meta:print-date>2011-04-20T15:33:32</meta:print-date>
    <meta:document-statistic meta:table-count="3" meta:cell-count="53" meta:object-count="0"/>
  </office:meta>
</office:document-meta>
</file>